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583d6" officeooo:paragraph-rsid="00165d08"/>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32f101"/>
    </style:style>
    <style:style style:name="P4" style:family="paragraph" style:parent-style-name="Text_20_body">
      <style:paragraph-properties fo:text-align="justify" style:justify-single-word="false"/>
      <style:text-properties officeooo:rsid="001b1127" officeooo:paragraph-rsid="001b1127"/>
    </style:style>
    <style:style style:name="P5" style:family="paragraph" style:parent-style-name="Text_20_body">
      <style:paragraph-properties fo:text-align="justify" style:justify-single-word="false"/>
      <style:text-properties officeooo:rsid="001b1127" officeooo:paragraph-rsid="00331c43"/>
    </style:style>
    <style:style style:name="P6" style:family="paragraph" style:parent-style-name="Text_20_body">
      <style:paragraph-properties fo:text-align="justify" style:justify-single-word="false"/>
      <style:text-properties officeooo:rsid="001f8f40" officeooo:paragraph-rsid="001f8f40"/>
    </style:style>
    <style:style style:name="P7" style:family="paragraph" style:parent-style-name="Text_20_body">
      <style:text-properties officeooo:rsid="00305773" officeooo:paragraph-rsid="00305773"/>
    </style:style>
    <style:style style:name="P8" style:family="paragraph" style:parent-style-name="Text_20_body">
      <style:paragraph-properties fo:text-align="justify" style:justify-single-word="false"/>
      <style:text-properties officeooo:rsid="003c747e" officeooo:paragraph-rsid="003c747e"/>
    </style:style>
    <style:style style:name="P9" style:family="paragraph" style:parent-style-name="Text_20_body">
      <style:paragraph-properties fo:text-align="justify" style:justify-single-word="false"/>
      <style:text-properties officeooo:rsid="003a6315" officeooo:paragraph-rsid="003a6315"/>
    </style:style>
    <style:style style:name="P10" style:family="paragraph" style:parent-style-name="Text_20_body">
      <style:paragraph-properties fo:text-align="justify" style:justify-single-word="false"/>
      <style:text-properties officeooo:rsid="0022a4b3" officeooo:paragraph-rsid="0022a4b3"/>
    </style:style>
    <style:style style:name="P11" style:family="paragraph" style:parent-style-name="Text_20_body">
      <style:paragraph-properties fo:text-align="justify" style:justify-single-word="false"/>
      <style:text-properties officeooo:rsid="0045d622" officeooo:paragraph-rsid="0045d622"/>
    </style:style>
    <style:style style:name="P12" style:family="paragraph" style:parent-style-name="Footnote">
      <style:text-properties officeooo:rsid="00177a3b" officeooo:paragraph-rsid="00177a3b"/>
    </style:style>
    <style:style style:name="P13" style:family="paragraph" style:parent-style-name="Footnote">
      <style:text-properties officeooo:rsid="0019219e" officeooo:paragraph-rsid="0019219e"/>
    </style:style>
    <style:style style:name="P14" style:family="paragraph" style:parent-style-name="Footnote">
      <style:text-properties officeooo:rsid="001b1127" officeooo:paragraph-rsid="001b1127"/>
    </style:style>
    <style:style style:name="P15" style:family="paragraph" style:parent-style-name="Footnote">
      <style:text-properties officeooo:rsid="002edbdf" officeooo:paragraph-rsid="002edbdf"/>
    </style:style>
    <style:style style:name="P16" style:family="paragraph" style:parent-style-name="Footnote">
      <style:text-properties officeooo:rsid="00331c43" officeooo:paragraph-rsid="00331c43"/>
    </style:style>
    <style:style style:name="P17" style:family="paragraph" style:parent-style-name="Footnote">
      <style:text-properties officeooo:rsid="003fb1c1" officeooo:paragraph-rsid="003fb1c1"/>
    </style:style>
    <style:style style:name="P18" style:family="paragraph" style:parent-style-name="Footnote">
      <style:text-properties officeooo:rsid="0040480c" officeooo:paragraph-rsid="0040480c"/>
    </style:style>
    <style:style style:name="P19" style:family="paragraph" style:parent-style-name="Text_20_body" style:list-style-name="L1">
      <style:text-properties officeooo:rsid="0019219e" officeooo:paragraph-rsid="001b1127"/>
    </style:style>
    <style:style style:name="P20" style:family="paragraph" style:parent-style-name="Text_20_body" style:list-style-name="L1">
      <style:text-properties officeooo:rsid="001b1127" officeooo:paragraph-rsid="001b1127"/>
    </style:style>
    <style:style style:name="P21" style:family="paragraph" style:parent-style-name="Text_20_body" style:list-style-name="L1">
      <style:text-properties officeooo:rsid="00287e8c" officeooo:paragraph-rsid="00287e8c"/>
    </style:style>
    <style:style style:name="P22" style:family="paragraph" style:parent-style-name="Text_20_body" style:list-style-name="L2">
      <style:paragraph-properties fo:text-align="justify" style:justify-single-word="false"/>
      <style:text-properties officeooo:rsid="0039c04f" officeooo:paragraph-rsid="0042304f"/>
    </style:style>
    <style:style style:name="P23" style:family="paragraph" style:parent-style-name="Text_20_body" style:list-style-name="L2">
      <style:paragraph-properties fo:text-align="justify" style:justify-single-word="false"/>
      <style:text-properties officeooo:rsid="0039c04f" officeooo:paragraph-rsid="004b9424"/>
    </style:style>
    <style:style style:name="P24" style:family="paragraph" style:parent-style-name="Text_20_body" style:list-style-name="L2">
      <style:paragraph-properties fo:text-align="justify" style:justify-single-word="false"/>
      <style:text-properties officeooo:rsid="0039c04f" officeooo:paragraph-rsid="0039c04f"/>
    </style:style>
    <style:style style:name="P25" style:family="paragraph" style:parent-style-name="Heading_20_1">
      <style:text-properties officeooo:rsid="0012d497" officeooo:paragraph-rsid="0012d497"/>
    </style:style>
    <style:style style:name="P26" style:family="paragraph" style:parent-style-name="Heading_20_1" style:list-style-name=""/>
    <style:style style:name="P27" style:family="paragraph" style:parent-style-name="Heading_20_1">
      <style:text-properties officeooo:rsid="003875d9"/>
    </style:style>
    <style:style style:name="P28" style:family="paragraph" style:parent-style-name="Heading_20_1">
      <style:paragraph-properties fo:break-before="page"/>
    </style:style>
    <style:style style:name="P29" style:family="paragraph" style:parent-style-name="Heading_20_2" style:list-style-name="">
      <style:text-properties officeooo:rsid="0019219e" officeooo:paragraph-rsid="0019219e"/>
    </style:style>
    <style:style style:name="P30" style:family="paragraph" style:parent-style-name="Heading_20_2">
      <style:paragraph-properties fo:break-before="page"/>
      <style:text-properties officeooo:rsid="0019219e" officeooo:paragraph-rsid="0019219e"/>
    </style:style>
    <style:style style:name="P31" style:family="paragraph" style:parent-style-name="Heading_20_3">
      <style:text-properties officeooo:rsid="003c747e"/>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variant="normal" fo:text-transform="none" fo:color="#000000" fo:letter-spacing="normal" officeooo:rsid="0019219e"/>
    </style:style>
    <style:style style:name="T2" style:family="text">
      <style:text-properties officeooo:rsid="00165d08"/>
    </style:style>
    <style:style style:name="T3" style:family="text">
      <style:text-properties officeooo:rsid="00177a3b"/>
    </style:style>
    <style:style style:name="T4" style:family="text">
      <style:text-properties fo:font-style="italic" officeooo:rsid="00177a3b" style:font-style-asian="italic" style:font-style-complex="italic"/>
    </style:style>
    <style:style style:name="T5" style:family="text">
      <style:text-properties fo:font-style="italic" officeooo:rsid="0019219e" style:font-style-asian="italic" style:font-style-complex="italic"/>
    </style:style>
    <style:style style:name="T6" style:family="text">
      <style:text-properties fo:font-style="italic" officeooo:rsid="001cde5d" style:font-style-asian="italic" style:font-style-complex="italic"/>
    </style:style>
    <style:style style:name="T7" style:family="text">
      <style:text-properties fo:font-style="italic" officeooo:rsid="002edbdf" style:font-style-asian="italic" style:font-style-complex="italic"/>
    </style:style>
    <style:style style:name="T8" style:family="text">
      <style:text-properties fo:font-style="italic" officeooo:rsid="0040480c" style:font-style-asian="italic" style:font-style-complex="italic"/>
    </style:style>
    <style:style style:name="T9" style:family="text">
      <style:text-properties fo:font-style="italic" officeooo:rsid="003fb1c1" fo:background-color="transparent" loext:char-shading-value="0" style:font-style-asian="italic" style:font-style-complex="italic"/>
    </style:style>
    <style:style style:name="T10" style:family="text">
      <style:text-properties officeooo:rsid="001b1127"/>
    </style:style>
    <style:style style:name="T11" style:family="text">
      <style:text-properties officeooo:rsid="001cde5d"/>
    </style:style>
    <style:style style:name="T12" style:family="text">
      <style:text-properties officeooo:rsid="001f8f40"/>
    </style:style>
    <style:style style:name="T13" style:family="text">
      <style:text-properties officeooo:rsid="00215906"/>
    </style:style>
    <style:style style:name="T14" style:family="text">
      <style:text-properties fo:font-style="normal" officeooo:rsid="002edbdf" style:font-style-asian="normal" style:font-style-complex="normal"/>
    </style:style>
    <style:style style:name="T15" style:family="text">
      <style:text-properties officeooo:rsid="0024cda2"/>
    </style:style>
    <style:style style:name="T16" style:family="text">
      <style:text-properties officeooo:rsid="0026924f"/>
    </style:style>
    <style:style style:name="T17" style:family="text">
      <style:text-properties officeooo:rsid="00287e8c"/>
    </style:style>
    <style:style style:name="T18" style:family="text">
      <style:text-properties officeooo:rsid="0028b9fc"/>
    </style:style>
    <style:style style:name="T19" style:family="text">
      <style:text-properties officeooo:rsid="002c5cd2"/>
    </style:style>
    <style:style style:name="T20" style:family="text">
      <style:text-properties officeooo:rsid="002edbdf"/>
    </style:style>
    <style:style style:name="T21" style:family="text">
      <style:text-properties officeooo:rsid="00306686"/>
    </style:style>
    <style:style style:name="T22" style:family="text">
      <style:text-properties officeooo:rsid="0030f741"/>
    </style:style>
    <style:style style:name="T23" style:family="text">
      <style:text-properties officeooo:rsid="00331c43"/>
    </style:style>
    <style:style style:name="T24" style:family="text">
      <style:text-properties officeooo:rsid="0033db7f"/>
    </style:style>
    <style:style style:name="T25" style:family="text">
      <style:text-properties officeooo:rsid="003a6315" fo:background-color="transparent" loext:char-shading-value="0"/>
    </style:style>
    <style:style style:name="T26" style:family="text">
      <style:text-properties officeooo:rsid="003c747e" fo:background-color="transparent" loext:char-shading-value="0"/>
    </style:style>
    <style:style style:name="T27" style:family="text">
      <style:text-properties officeooo:rsid="003fb1c1" fo:background-color="transparent" loext:char-shading-value="0"/>
    </style:style>
    <style:style style:name="T28" style:family="text">
      <style:text-properties officeooo:rsid="0040480c" fo:background-color="transparent" loext:char-shading-value="0"/>
    </style:style>
    <style:style style:name="T29" style:family="text">
      <style:text-properties officeooo:rsid="003fb1c1"/>
    </style:style>
    <style:style style:name="T30" style:family="text">
      <style:text-properties officeooo:rsid="0040480c"/>
    </style:style>
    <style:style style:name="T31" style:family="text">
      <style:text-properties officeooo:rsid="0042304f"/>
    </style:style>
    <style:style style:name="T32" style:family="text">
      <style:text-properties officeooo:rsid="0045d622"/>
    </style:style>
    <style:style style:name="T33" style:family="text">
      <style:text-properties officeooo:rsid="00477ffe"/>
    </style:style>
    <style:style style:name="T34" style:family="text">
      <style:text-properties officeooo:rsid="004b9424"/>
    </style:style>
    <style:style style:name="T35" style:family="text">
      <style:text-properties officeooo:rsid="004dc32f"/>
    </style:style>
    <style:style style:name="T36" style:family="text">
      <style:text-properties officeooo:rsid="004f363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Seguimiento de dispositivos Android</text:p>
      <text:p text:style-name="Subtitle">Programación de Sistemas</text:p>
      <text:p text:style-name="Subtitle"/>
      <text:p text:style-name="Subtitle"/>
      <text:p text:style-name="Text_20_body"/>
      <text:p text:style-name="Subtitle"/>
      <text:p text:style-name="Subtitle">Curso 2014-2015</text:p>
      <text:p text:style-name="Subtitle">Segundo Cuatrimestre</text:p>
      <text:p text:style-name="Subtitle"><text:span text:style-name="T19">7</text:span> de <text:span text:style-name="T19">abril</text:span> del 2015</text:p>
      <text:p text:style-name="Subtitle"/>
      <text:p text:style-name="Subtitle"/>
      <text:p text:style-name="Text_20_body"/>
      <text:p text:style-name="Subtitle"/>
      <text:p text:style-name="Subtitle">Canosa Oroña, Juan Manuel - jmtatic@gmail.com</text:p>
      <text:p text:style-name="Subtitle">Trabazo Sardón, Diego - diego.trabazo@udc.es (contacto)</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Índice</text:p>
          </text:index-title>
          <text:p text:style-name="P33"><text:a xlink:type="simple" xlink:href="#__RefHeading__212_1219207421" text:style-name="Index_20_Link" text:visited-style-name="Index_20_Link">Motivación y objetivos<text:tab/>2</text:a></text:p>
          <text:p text:style-name="P33"><text:a xlink:type="simple" xlink:href="#__RefHeading__227_1219207421" text:style-name="Index_20_Link" text:visited-style-name="Index_20_Link">Análisis preliminar de requisitos<text:tab/>3</text:a></text:p>
          <text:p text:style-name="P34"><text:a xlink:type="simple" xlink:href="#__RefHeading__229_1219207421" text:style-name="Index_20_Link" text:visited-style-name="Index_20_Link">Funcionalidades<text:tab/>4</text:a></text:p>
          <text:p text:style-name="P34"><text:a xlink:type="simple" xlink:href="#__RefHeading__231_1219207421" text:style-name="Index_20_Link" text:visited-style-name="Index_20_Link">Prioridades, dependencias y orden<text:tab/>4</text:a></text:p>
          <text:p text:style-name="P34"><text:a xlink:type="simple" xlink:href="#__RefHeading__233_1219207421" text:style-name="Index_20_Link" text:visited-style-name="Index_20_Link">Responsabilidades<text:tab/>4</text:a></text:p>
          <text:p text:style-name="P33"><text:a xlink:type="simple" xlink:href="#__RefHeading__256_2038675136" text:style-name="Index_20_Link" text:visited-style-name="Index_20_Link">Iteraciones, hitos y entregables<text:tab/>5</text:a></text:p>
          <text:p text:style-name="P34"><text:a xlink:type="simple" xlink:href="#__RefHeading__243_1219207421" text:style-name="Index_20_Link" text:visited-style-name="Index_20_Link">Incidencias y planes de contingencia.<text:tab/>5</text:a></text:p>
          <text:p text:style-name="P35"><text:a xlink:type="simple" xlink:href="#__RefHeading__316_732850190" text:style-name="Index_20_Link" text:visited-style-name="Index_20_Link">Antes del comienzo<text:tab/>5</text:a></text:p>
          <text:p text:style-name="P35"><text:a xlink:type="simple" xlink:href="#__RefHeading__318_732850190" text:style-name="Index_20_Link" text:visited-style-name="Index_20_Link">Hasta el primer hito<text:tab/>5</text:a></text:p>
          <text:p text:style-name="P33"><text:a xlink:type="simple" xlink:href="#__RefHeading__247_1219207421" text:style-name="Index_20_Link" text:visited-style-name="Index_20_Link">Diseño: arquitectura<text:tab/>6</text:a></text:p>
        </text:index-body>
      </text:table-of-content>
      <text:h text:style-name="P25" text:outline-level="1"><text:bookmark-start text:name="__RefHeading__212_1219207421"/><text:span text:style-name="T21">M</text:span>otivación y objetivos<text:bookmark-end text:name="__RefHeading__212_1219207421"/></text:h>
      <text:p text:style-name="P1">El proyecto a desarrollar tiene como objetivo crear una aplicación que permita el seguimiento de dispositivos móviles, basados en tecnología Android, por el territorio. La motivación surge de la necesidad, patente en múltiples situaciones, de disponer de la información veraz y una herramienta que permita <text:span text:style-name="T21">consultarla y </text:span>gestionarla, con el fin de localizar personas, animales u objetos y surge tanto en el ámbito personal como profesional. <text:span text:style-name="T22">Se parte con la idea de diseñar y construir los módulos básicos que permitan al dispositivo enviar la información generada a un servidor central. Éste la recoge y pone a disposición de aquellas instancias de la aplicación que actúen como clientes. En los clientes se pueden implementar varias funcionalidades para llevar a cabo la explotación de la información, siendo de las más evidentes la visualización en un plano de las últimas posiciones o recorridos realizados. </text:span>Se trata con esta propuesta de aportar una solución a esta problemática y <text:span text:style-name="T2">acercarse a</text:span> un mercado que puede no conocer este tipo de tecnologías.</text:p>
      <text:p text:style-name="P3"><text:span text:style-name="T3">Existen ya algunas alternativas en este ámbito que se pueden encontrar, por ejemplo, mediante una búsqueda en el </text:span><text:span text:style-name="T4">Play Store</text:span><text:span text:style-name="T3"> de Google. La empresa Life360</text:span><text:span text:style-name="T3"><text:note text:id="ftn1" text:note-class="footnote"><text:note-citation>1</text:note-citation><text:note-body><text:p text:style-name="P12">https://www.life360.com/</text:p></text:note-body></text:note></text:span><text:span text:style-name="T3"> comercializa un servicio que permite seguir la pista a familiares y otros grupos de interés. </text:span><text:span text:style-name="T1">Slash Idea</text:span><text:span text:style-name="T1"><text:note text:id="ftn2" text:note-class="footnote"><text:note-citation>2</text:note-citation><text:note-body><text:p text:style-name="P13">http://www.mycartracks.com/</text:p></text:note-body></text:note></text:span><text:span text:style-name="T1"> tiene un servicio para llevar el control de una flota de vehículos. </text:span>Esocial<text:note text:id="ftn3" text:note-class="footnote"><text:note-citation>3</text:note-citation><text:note-body><text:p text:style-name="P15">https://triplogmileage.com/</text:p></text:note-body></text:note> <text:span text:style-name="T20">vende una aplicación, </text:span><text:span text:style-name="T7">Triplog</text:span><text:span text:style-name="T14">,</text:span> <text:span text:style-name="T20">que permite gestionar una flota de vehículos tanto a nivel personal como profesional. Son todas ellas empresas estadounidenses con un producto interesante pero sin soporte en castellano para sus clientes.</text:span></text:p>
      <text:h text:style-name="P26" text:outline-level="1"/>
      <text:h text:style-name="P28" text:outline-level="1"><text:bookmark-start text:name="__RefHeading__227_1219207421"/>Análisis preliminar de requisitos<text:bookmark-end text:name="__RefHeading__227_1219207421"/></text:h>
      <text:p text:style-name="P2"><text:span text:style-name="T13">La aplicación constará de dos modos de funcionamiento. Por una parte una operativa como generador de datos geográficos y otra como utilizador y/o visualizador de dichos datos. Estos dos contextos, permiten toda una gama de uso y distintos enfoques. Por supuesto la </text:span><text:span text:style-name="T5">app</text:span> <text:span text:style-name="T10">funcionará sobre el sistema Android, con un nivel de API todavía por establecer. Se presupone que existirá en el dispositivo alguna conexión a Internet como canal de transmisión y recepción de los datos.</text:span></text:p>
      <text:p text:style-name="P4">El flujo de <text:span text:style-name="T13">información</text:span> generado no será volcado directamente a la instancia o instancias que actúen como visualizadoras <text:span text:style-name="T13">o gestoras en un momento dado</text:span>. Es necesario contar con una infraestructura intermedia que reciba los datos, y controle quién puede acceder y cómo. Para resolver este problema de intercambio de datos se propone el uso de librerías Open Source y tecnologías estándar sobradamente conocidas, que se detallan a continuación.</text:p>
      <text:p text:style-name="P5">El módulo servidor utilizará la librería ROME<text:note text:id="ftn4" text:note-class="footnote"><text:note-citation>4</text:note-citation><text:note-body><text:p text:style-name="P14">https://github.com/rometools/</text:p></text:note-body></text:note> para generar entradas RSS<text:note text:id="ftn5" text:note-class="footnote"><text:note-citation>5</text:note-citation><text:note-body><text:p text:style-name="P14">http://en.wikipedia.org/wiki/RSS</text:p></text:note-body></text:note> que se almacenarán en un servidor web. A su vez los clientes, previa solicitud inicial, podrán suscribirse a los feed deseados, representando cada uno a un rastreado. Se utilizará también dicha librería para realizar la lectura y procesado de la información en el módulo cliente. Para la comunicación vía protocolo HTTP se propone la librería <text:span text:style-name="T23">HttpURLConnection</text:span><text:span text:style-name="T23"><text:note text:id="ftn6" text:note-class="footnote"><text:note-citation>6</text:note-citation><text:note-body><text:p text:style-name="P16">http://developer.android.com/reference/java/net/HttpURLConnection.html</text:p></text:note-body></text:note></text:span>.</text:p>
      <text:p text:style-name="P4">El servidor web propiamente dicho podrá utilizar cualquier implementación libre, por ejemplo Apache. Para permitir la recepción de los feed<text:span text:style-name="T24">s</text:span> y su publicación se propone el uso de <text:span text:style-name="T11">Python como lenguaje de </text:span><text:span text:style-name="T6">scripting</text:span>. Nótese que en el servidor se podría gestionar el contenido sindicado con la granularidad deseada, en términos de seguridad de acceso a la información, dependiendo de las necesidades y el tiempo disponible. <text:span text:style-name="T32">Además no hay, en principio, límites a la cantidad de información que será almacenada y que, por consiguiente, podrá ser recuperada por un cliente interesado.</text:span></text:p>
      <text:p text:style-name="P11">Otro aspecto a considerar es la creación de las listas de seguimiento y cómo gestiona<text:span text:style-name="T33">rlas</text:span>. <text:span text:style-name="T33">Dado que cada instancia tendrá asociada la dirección URL de su feed, la acción de seguir a otro dispositivo se realizará mediante la lectura de su feed. De manera que una lista de seguimientos no será más que una colección de URLs a las cuales se tendrá acceso.</text:span></text:p>
      <text:h text:style-name="P29" text:outline-level="2"/>
      <text:h text:style-name="P30" text:outline-level="2"><text:bookmark-start text:name="__RefHeading__229_1219207421"/>Funcionalidades<text:bookmark-end text:name="__RefHeading__229_1219207421"/></text:h>
      <text:list xml:id="list4726570074351002484" text:style-name="L1">
        <text:list-item>
          <text:p text:style-name="P19"><text:span text:style-name="T24">A</text:span>ctivación/<text:span text:style-name="T24">desactivación</text:span> de la generación de datos geográficos en el dispositivo local. </text:p>
        </text:list-item>
        <text:list-item>
          <text:p text:style-name="P20">Listas de seguimiento para incluir o excluir aquellos dispositivos que resulten de interés.</text:p>
        </text:list-item>
        <text:list-item>
          <text:p text:style-name="P20">Visualización de las posiciones de los rastreados en el tiempo, siendo este el momento actual o pretérito, según el acceso a la colección de datos.</text:p>
        </text:list-item>
        <text:list-item>
          <text:p text:style-name="P20">Alertas de proximidad, <text:span text:style-name="T17">que abarcará:</text:span></text:p>
          <text:list>
            <text:list-item>
              <text:p text:style-name="P21">Proximidad geográfica entre instancias de la aplicación.</text:p>
            </text:list-item>
            <text:list-item>
              <text:p text:style-name="P21">Proximidad de una instancia a un lugar definido previamente.</text:p>
            </text:list-item>
          </text:list>
        </text:list-item>
        <text:list-item>
          <text:p text:style-name="P20">Alertas de velocidad máxima, mínima, media, etc. en un intervalo de tiempo.</text:p>
        </text:list-item>
        <text:list-item>
          <text:p text:style-name="P20">Gestión de seguimientos pudiendo:</text:p>
          <text:list>
            <text:list-item>
              <text:p text:style-name="P20">Generar códigos de seguimiento para compartir con otros dispositivos.</text:p>
            </text:list-item>
            <text:list-item>
              <text:p text:style-name="P20">Solicitar seguimientos a otros dispositivos.</text:p>
            </text:list-item>
            <text:list-item>
              <text:p text:style-name="P20">Aceptar/<text:span text:style-name="T18">d</text:span>enegar peticiones de seguimiento.</text:p>
            </text:list-item>
          </text:list>
        </text:list-item>
      </text:list>
      <text:h text:style-name="Heading_20_2" text:outline-level="2"><text:bookmark-start text:name="__RefHeading__231_1219207421"/><text:span text:style-name="T12">P</text:span>rioridades, dependencias y orden<text:bookmark-end text:name="__RefHeading__231_1219207421"/></text:h>
      <text:p text:style-name="P6">En primer lugar ha de implementarse la parte servidora. Configurar Apache y escribir los scripts necesarios para generar el feed RSS haciéndolo <text:span text:style-name="T13">disponible</text:span> en una URL. Lo segundo necesario, ya en la aplicación Android, es el módulo que genera y envía los datos en formato RSS al ser<text:span text:style-name="T13">vidor. A continuación se necesita un módulo que permita gestionar las suscripciones a los feeds de otros cliente y a ser posible una manera de compartir dicha información. Por último, dentro de las características necesarias, la aplicación tendrá que poder leer la información a la que se ha suscrito y explotarla de forma básica con alguna de las funcionalidades propuestas, por ejemplo, poder visualizar sobre un mapa las últimas posiciones conocidas de los clientes seguidos. Las demás funcionalidades son secundarias, no obstante, tendrían prioridad aquellas relacionadas con la explotación de los datos, lo que el cliente puede utilizar de la aplicación.</text:span></text:p>
      <text:h text:style-name="Heading_20_2" text:outline-level="2"><text:bookmark-start text:name="__RefHeading__233_1219207421"/>Responsabilidades<text:bookmark-end text:name="__RefHeading__233_1219207421"/></text:h>
      <text:p text:style-name="P7">En este momento inicial del desarrollo el trabajo es realizado en sesiones conjuntas. Más adelante se buscará definir bloques de tareas que se puedan contribuir de forma independiente y que, por consiguiente, sean más fácilmente asignables a cualquiera de los integrantes del grupo de trabajo. Para la coordinación se dispone de herramientas como <text:span text:style-name="T36">Google Docs</text:span>, mensajería instantánea y para el desarrollo se utiliza el Sistema de Control de Versiones Subversion.</text:p>
      <text:h text:style-name="P27" text:outline-level="1"><text:bookmark-start text:name="__RefHeading__256_2038675136"/><text:soft-page-break/>Iteraciones, hitos y entregables<text:bookmark-end text:name="__RefHeading__256_2038675136"/></text:h>
      <text:p text:style-name="P9">El proyecto se desarrolla<text:span text:style-name="T35">rá</text:span> a lo largo del cuatrimestre en cuatro fases:</text:p>
      <text:list xml:id="list1364835950717448094" text:style-name="L2">
        <text:list-item>
          <text:p text:style-name="P22">Primera iteración. <text:span text:style-name="T31">No implicará desarrollo de software sinó la elaboración inicial del presente documento, explicando en qué consiste el proyecto en sí y detallando su desarrollo futuro. </text:span></text:p>
        </text:list-item>
        <text:list-item>
          <text:p text:style-name="P23">Segunda iteración. Se alcanza<text:span text:style-name="T35">rá</text:span> el primer hito: la aplicación publica<text:span text:style-name="T35">rá</text:span> correctamente contenido en una <text:span text:style-name="T34">URL</text:span> en el servidor, en formato RSS. <text:span text:style-name="T34">Para la primera aplicación se pretenderá que se pueda probar con un servidor en una máquina virtual y un widget sencillo en el terminal móvil para demostrar que la comunicación está resuelta. Se podrá probar por tanto dicha comunicación.</text:span></text:p>
        </text:list-item>
        <text:list-item>
          <text:p text:style-name="P23">Tercera iteración. Los datos GPS obtenidos. La aplicación publica en su feed (y cada instancia en un feed correspondiente discriminándose utilizando el IMEI o un mecanismo similar). </text:p>
        </text:list-item>
        <text:list-item>
          <text:p text:style-name="P24">Entrega final. Explotación atractiva de los datos, por ejemplo, visualización de los últimos datos disponibles sobre un mapa.</text:p>
        </text:list-item>
      </text:list>
      <text:h text:style-name="Heading_20_2" text:outline-level="2"><text:bookmark-start text:name="__RefHeading__243_1219207421"/><text:span text:style-name="T16">I</text:span>ncidencias y planes de contingencia.<text:bookmark-end text:name="__RefHeading__243_1219207421"/></text:h>
      <text:p text:style-name="P8">A continuación se muestran las incidencias que se han ido encontrando durante el desarrollo de la aplicación.</text:p>
      <text:h text:style-name="P31" text:outline-level="3"><text:bookmark-start text:name="__RefHeading__316_732850190"/>Antes del comienzo<text:bookmark-end text:name="__RefHeading__316_732850190"/></text:h>
      <text:p text:style-name="P8">Sin haber probado nunca las librerías que se desean utilizar, el punto débil de utilizar un sistema basado en RSS y un servidor web es que no se conoce como resultará en la práctica o el trabajo inicial necesario.</text:p>
      <text:h text:style-name="Heading_20_3" text:outline-level="3"><text:bookmark-start text:name="__RefHeading__318_732850190"/><text:span text:style-name="T29">Hasta el</text:span> primer hito<text:bookmark-end text:name="__RefHeading__318_732850190"/></text:h>
      <text:p text:style-name="P2"><text:span text:style-name="T25">ROME no </text:span><text:span text:style-name="T27">funciona en </text:span><text:span text:style-name="T25">Android. </text:span><text:span text:style-name="T26">Tan pronto como se quiso probar los primeros ejemplos de </text:span><text:span text:style-name="T27">la documentación </text:span><text:span text:style-name="T26">de ROME se vio que la librería no funcionaba</text:span><text:span text:style-name="T26"><text:note text:id="ftn7" text:note-class="footnote"><text:note-citation>7</text:note-citation><text:note-body><text:p text:style-name="P17">http://therealdanvega.com/blog/2010/05/23/parsing-rss-feeds-in-android</text:p></text:note-body></text:note></text:span><text:span text:style-name="T26">. </text:span><text:span text:style-name="T27">ROME utiliza las clases </text:span><text:span text:style-name="T9">java.beans</text:span><text:span text:style-name="T27"> de</text:span><text:span text:style-name="T28">l</text:span><text:span text:style-name="T27"> API estándar de Java </text:span><text:span text:style-name="T28">pero que</text:span><text:span text:style-name="T27"> no están disponibles en el API de Android. Por suerte la solución vino de la mano del proyecto Apache Harmony que reempaqueta dicha librería. Concretamente se optó por otra</text:span><text:span text:style-name="T27"><text:note text:id="ftn8" text:note-class="footnote"><text:note-citation>8</text:note-citation><text:note-body><text:p text:style-name="P17">https://code.google.com/p/openbeans/</text:p></text:note-body></text:note></text:span><text:span text:style-name="T27"> versión que sustituye el espacio de nombre habitual por otro diferente. Hacer esto obligó a sustituir en ROME todos los imports de </text:span><text:span text:style-name="T9">java.beans</text:span> <text:span text:style-name="T29">a</text:span><text:span text:style-name="Strong_20_Emphasis"><text:span text:style-name="T29"> </text:span></text:span><text:span text:style-name="T8">com.googlecode.openbeans</text:span>. <text:span text:style-name="T30">Tras recompilar correctamente ROME e integrar el nuevo paquete al proyecto Android aparecieron más dependencias, JDOM y especialmente </text:span>SLF4J <text:span text:style-name="T30">que tampoco está disponible en Android pero se puede obtener desde la web del propio proyecto</text:span><text:span text:style-name="T30"><text:note text:id="ftn9" text:note-class="footnote"><text:note-citation>9</text:note-citation><text:note-body><text:p text:style-name="P18">http://www.slf4j.org/android/</text:p></text:note-body></text:note></text:span><text:span text:style-name="T30">. Finalmente, con estas adiciones ROME si funciona.</text:span></text:p>
      <text:h text:style-name="Heading_20_1" text:outline-level="1"><text:bookmark-start text:name="__RefHeading__247_1219207421"/><text:soft-page-break/><text:span text:style-name="T15">Diseño: </text:span>arquitectura<text:bookmark-end text:name="__RefHeading__247_1219207421"/></text:h>
      <text:p text:style-name="P9">El proyecto se basa en la arquitectura cliente/servidor. Durante el desarrollo el servidor se basa en una máquina virtual con sistema operativo Debian con el software necesario instalado.</text:p>
      <text:p text:style-name="P10">Se emplearán actividades y fragmentos repartiéndose la carga de visualización y gestión de los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8:46:13.978271260</meta:creation-date>
    <dc:date>2015-04-10T16:22:28.397337993</dc:date>
    <meta:editing-duration>PT5H31M47S</meta:editing-duration>
    <meta:editing-cycles>46</meta:editing-cycles>
    <meta:generator>LibreOffice/4.2.7.2$Linux_X86_64 LibreOffice_project/420m0$Build-2</meta:generator>
    <meta:document-statistic meta:table-count="0" meta:image-count="0" meta:object-count="0" meta:page-count="6" meta:paragraph-count="67" meta:word-count="1443" meta:character-count="9553" meta:non-whitespace-character-count="8189"/>
  </office:meta>
</office:document-meta>
</file>